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iri" svg:font-family="Amiri" style:font-pitch="variable"/>
    <style:font-face style:name="Amulya" svg:font-family="Amulya" style:font-pitch="variable"/>
    <style:font-face style:name="Arial" svg:font-family="Arial" style:font-family-generic="swiss" style:font-pitch="variable"/>
    <style:font-face style:name="Courier New" svg:font-family="'Courier New'" style:font-family-generic="modern" style:font-pitch="fixed"/>
    <style:font-face style:name="Gambetta" svg:font-family="Gambetta"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Open Sans" svg:font-family="'Open Sans'" style:font-family-generic="swiss" style:font-pitch="variable"/>
    <style:font-face style:name="OpenSymbol" svg:font-family="OpenSymbol" style:font-charset="x-symbol"/>
    <style:font-face style:name="StarSymbol" svg:font-family="StarSymbol"/>
    <style:font-face style:name="Synonym" svg:font-family="Synony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5.9375in" table:align="center" style:shadow="none" style:may-break-between-rows="true" table:border-model="collapsing"/>
    </style:style>
    <style:style style:name="Table1.A" style:family="table-column">
      <style:table-column-properties style:column-width="3.2104in"/>
    </style:style>
    <style:style style:name="Table1.B" style:family="table-column">
      <style:table-column-properties style:column-width="2.7271in"/>
    </style:style>
    <style:style style:name="Table1.1" style:family="table-row">
      <style:table-row-properties style:min-row-height="0.3125in"/>
    </style:style>
    <style:style style:name="Table1.A1" style:family="table-cell">
      <style:table-cell-properties style:vertical-align="middle" fo:background-color="#00599d" fo:padding="0.0382in" fo:border-left="0.75pt solid #00599d" fo:border-right="none" fo:border-top="0.75pt solid #00599d" fo:border-bottom="0.75pt solid #00599d" style:writing-mode="page">
        <style:background-image/>
      </style:table-cell-properties>
    </style:style>
    <style:style style:name="Table1.B1" style:family="table-cell">
      <style:table-cell-properties style:vertical-align="middle" fo:background-color="#00599d" fo:padding="0.0382in" fo:border="0.75pt solid #00599d" style:writing-mode="page">
        <style:background-image/>
      </style:table-cell-properties>
    </style:style>
    <style:style style:name="Table1.2" style:family="table-row">
      <style:table-row-properties style:min-row-height="0.3257in" fo:keep-together="auto"/>
    </style:style>
    <style:style style:name="Table1.A2" style:family="table-cell">
      <style:table-cell-properties style:vertical-align="middle" fo:background-color="#ffffff" fo:padding="0.0382in" fo:border-left="0.75pt solid #00599d" fo:border-right="none" fo:border-top="none" fo:border-bottom="0.75pt solid #00599d" style:writing-mode="page">
        <style:background-image/>
      </style:table-cell-properties>
    </style:style>
    <style:style style:name="Table1.B2" style:family="table-cell">
      <style:table-cell-properties style:vertical-align="middle" fo:background-color="#ffffff" fo:padding="0.0382in" fo:border-left="0.75pt solid #00599d" fo:border-right="0.75pt solid #00599d" fo:border-top="none" fo:border-bottom="0.75pt solid #00599d" style:writing-mode="page">
        <style:background-image/>
      </style:table-cell-properties>
    </style:style>
    <style:style style:name="Table1.3" style:family="table-row">
      <style:table-row-properties style:min-row-height="0.3382in"/>
    </style:style>
    <style:style style:name="Table1.B3" style:family="table-cell">
      <style:table-cell-properties style:vertical-align="middle" fo:background-color="#ffffff" fo:padding="0.0382in" fo:border-left="0.75pt solid #00599d" fo:border-right="0.75pt solid #00599d" fo:border-top="none" fo:border-bottom="0.75pt solid #00599d" style:writing-mode="page">
        <style:background-image/>
      </style:table-cell-properties>
    </style:style>
    <style:style style:name="Table1.4" style:family="table-row">
      <style:table-row-properties style:min-row-height="0.3424in"/>
    </style:style>
    <style:style style:name="Table1.B4" style:family="table-cell">
      <style:table-cell-properties style:vertical-align="middle" fo:background-color="#ffffff" fo:padding="0.0382in" fo:border-left="0.75pt solid #00599d" fo:border-right="0.75pt solid #00599d" fo:border-top="none" fo:border-bottom="0.75pt solid #00599d" style:writing-mode="page">
        <style:background-image/>
      </style:table-cell-properties>
    </style:style>
    <style:style style:name="P1" style:family="paragraph" style:parent-style-name="Title">
      <style:text-properties style:font-name="Amulya" fo:font-size="18pt" fo:font-style="italic" officeooo:paragraph-rsid="000c1a0e" style:font-size-asian="28pt" style:font-style-asian="italic" style:font-size-complex="28pt" style:font-style-complex="italic"/>
    </style:style>
    <style:style style:name="P2" style:family="paragraph" style:parent-style-name="Text_20_body">
      <style:paragraph-properties fo:text-align="center" style:justify-single-word="false"/>
      <style:text-properties fo:color="#c9211e" loext:opacity="100%" style:font-name="Amulya" fo:font-style="italic" officeooo:paragraph-rsid="00088d0d" style:font-style-asian="italic" style:font-style-complex="italic"/>
    </style:style>
    <style:style style:name="P3" style:family="paragraph" style:parent-style-name="Text_20_body">
      <style:paragraph-properties fo:text-align="center" style:justify-single-word="false"/>
      <style:text-properties fo:color="#c9211e" loext:opacity="100%" style:font-name="Amulya" fo:font-style="italic" officeooo:rsid="00518850" officeooo:paragraph-rsid="00518850" style:font-style-asian="italic" style:font-style-complex="italic"/>
    </style:style>
    <style:style style:name="P4" style:family="paragraph" style:parent-style-name="First_20_paragraph">
      <style:text-properties style:font-name="Synonym"/>
    </style:style>
    <style:style style:name="P5" style:family="paragraph" style:parent-style-name="Text_20_body">
      <style:text-properties style:font-name="Amulya" fo:font-weight="bold" style:font-weight-asian="bold" style:font-weight-complex="bold"/>
    </style:style>
    <style:style style:name="P6" style:family="paragraph" style:parent-style-name="Text_20_body">
      <style:paragraph-properties fo:text-align="end" style:justify-single-word="false"/>
      <style:text-properties style:font-name="Amulya" officeooo:rsid="003fa61f" officeooo:paragraph-rsid="004a44db" style:font-name-complex="Amiri"/>
    </style:style>
    <style:style style:name="P7" style:family="paragraph" style:parent-style-name="Text_20_body">
      <style:text-properties style:font-name="Synonym"/>
    </style:style>
    <style:style style:name="P8" style:family="paragraph" style:parent-style-name="Text_20_body">
      <style:text-properties style:font-name="Amulya"/>
    </style:style>
    <style:style style:name="P9" style:family="paragraph" style:parent-style-name="Text_20_body" style:list-style-name="L1">
      <style:paragraph-properties fo:margin-top="0in" fo:margin-bottom="0in" style:contextual-spacing="false"/>
      <style:text-properties style:font-name="Synonym"/>
    </style:style>
    <style:style style:name="P10" style:family="paragraph" style:parent-style-name="First_20_paragraph">
      <style:text-properties style:font-name="Amulya"/>
    </style:style>
    <style:style style:name="P11" style:family="paragraph" style:parent-style-name="Text_20_body" style:list-style-name="L2">
      <style:paragraph-properties fo:margin-top="0in" fo:margin-bottom="0in" style:contextual-spacing="false"/>
      <style:text-properties style:font-name="Synonym"/>
    </style:style>
    <style:style style:name="P12" style:family="paragraph" style:parent-style-name="Heading_20_1">
      <style:text-properties style:font-name="Amulya" fo:font-size="14.1000003814697pt" style:font-size-asian="16.1000003814697pt" style:font-size-complex="16.1000003814697pt"/>
    </style:style>
    <style:style style:name="P13" style:family="paragraph" style:parent-style-name="Text_20_body" style:list-style-name="L3">
      <style:paragraph-properties fo:margin-top="0in" fo:margin-bottom="0in" style:contextual-spacing="false"/>
      <style:text-properties style:font-name="Synonym"/>
    </style:style>
    <style:style style:name="P14" style:family="paragraph" style:parent-style-name="Text_20_body" style:list-style-name="L4">
      <style:paragraph-properties fo:margin-top="0in" fo:margin-bottom="0in" style:contextual-spacing="false"/>
      <style:text-properties style:font-name="Synonym"/>
    </style:style>
    <style:style style:name="P15" style:family="paragraph" style:parent-style-name="Heading_20_2">
      <style:text-properties style:font-name="Amulya" fo:font-size="13pt" fo:font-style="normal" style:font-size-asian="13pt" style:font-style-asian="normal" style:font-size-complex="13pt" style:font-style-complex="normal"/>
    </style:style>
    <style:style style:name="P16" style:family="paragraph" style:parent-style-name="Text_20_body" style:list-style-name="L5">
      <style:paragraph-properties fo:margin-top="0in" fo:margin-bottom="0in" style:contextual-spacing="false"/>
      <style:text-properties style:font-name="Synonym"/>
    </style:style>
    <style:style style:name="P17" style:family="paragraph" style:parent-style-name="Table_20_Heading">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Synonym"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end" style:justify-single-word="false"/>
      <style:text-properties style:font-name="Amulya" officeooo:rsid="003fa61f" officeooo:paragraph-rsid="00471b5a" style:font-name-complex="Amiri"/>
    </style:style>
    <style:style style:name="P20" style:family="paragraph" style:parent-style-name="Text_20_body" style:list-style-name="L6">
      <style:paragraph-properties fo:margin-top="0in" fo:margin-bottom="0in" style:contextual-spacing="false"/>
      <style:text-properties style:font-name="Synonym"/>
    </style:style>
    <style:style style:name="P21" style:family="paragraph" style:parent-style-name="Text_20_body">
      <style:paragraph-properties fo:text-align="end" style:justify-single-word="false"/>
      <style:text-properties style:font-name="Amulya" officeooo:rsid="003b01a7" officeooo:paragraph-rsid="003b01a7" style:font-name-complex="Amiri"/>
    </style:style>
    <style:style style:name="P22" style:family="paragraph" style:parent-style-name="Text_20_body" style:list-style-name="L7">
      <style:paragraph-properties fo:margin-top="0in" fo:margin-bottom="0in" style:contextual-spacing="false"/>
      <style:text-properties style:font-name="Synonym"/>
    </style:style>
    <style:style style:name="P23" style:family="paragraph" style:parent-style-name="Text_20_body" style:list-style-name="L8">
      <style:paragraph-properties fo:margin-top="0in" fo:margin-bottom="0in" style:contextual-spacing="false"/>
      <style:text-properties style:font-name="Synonym"/>
    </style:style>
    <style:style style:name="P24" style:family="paragraph" style:parent-style-name="Text_20_body" style:list-style-name="L9">
      <style:paragraph-properties fo:margin-top="0in" fo:margin-bottom="0in" style:contextual-spacing="false"/>
      <style:text-properties style:font-name="Synonym"/>
    </style:style>
    <style:style style:name="P25" style:family="paragraph" style:parent-style-name="Text_20_body" style:list-style-name="L10">
      <style:paragraph-properties fo:margin-top="0in" fo:margin-bottom="0in" style:contextual-spacing="false"/>
      <style:text-properties style:font-name="Synonym"/>
    </style:style>
    <style:style style:name="P26" style:family="paragraph" style:parent-style-name="Text_20_body" style:list-style-name="L11">
      <style:paragraph-properties fo:margin-top="0in" fo:margin-bottom="0in" style:contextual-spacing="false"/>
      <style:text-properties style:font-name="Synonym"/>
    </style:style>
    <style:style style:name="P27" style:family="paragraph" style:parent-style-name="Text_20_body" style:list-style-name="L12">
      <style:paragraph-properties fo:margin-top="0in" fo:margin-bottom="0in" style:contextual-spacing="false"/>
      <style:text-properties style:font-name="Synonym"/>
    </style:style>
    <style:style style:name="P28" style:family="paragraph" style:parent-style-name="Text_20_body" style:list-style-name="L13">
      <style:paragraph-properties fo:margin-top="0in" fo:margin-bottom="0in" style:contextual-spacing="false"/>
      <style:text-properties style:font-name="Synonym"/>
    </style:style>
    <style:style style:name="P29" style:family="paragraph" style:parent-style-name="Text_20_body">
      <style:paragraph-properties fo:text-align="end" style:justify-single-word="false"/>
      <style:text-properties style:font-name="Amulya" officeooo:rsid="003fa61f" officeooo:paragraph-rsid="003fa61f" style:font-name-complex="Amiri"/>
    </style:style>
    <style:style style:name="P30" style:family="paragraph" style:parent-style-name="Text_20_body" style:list-style-name="L14">
      <style:paragraph-properties fo:margin-top="0in" fo:margin-bottom="0in" style:contextual-spacing="false"/>
      <style:text-properties style:font-name="Synonym"/>
    </style:style>
    <style:style style:name="P31" style:family="paragraph" style:parent-style-name="Text_20_body" style:list-style-name="L15">
      <style:paragraph-properties fo:margin-top="0in" fo:margin-bottom="0in" style:contextual-spacing="false"/>
      <style:text-properties style:font-name="Synonym"/>
    </style:style>
    <style:style style:name="P32" style:family="paragraph" style:parent-style-name="Text_20_body" style:list-style-name="L16">
      <style:paragraph-properties fo:margin-top="0in" fo:margin-bottom="0in" style:contextual-spacing="false"/>
      <style:text-properties style:font-name="Synonym"/>
    </style:style>
    <style:style style:name="P33" style:family="paragraph" style:parent-style-name="Text_20_body" style:list-style-name="L17">
      <style:paragraph-properties fo:margin-top="0in" fo:margin-bottom="0in" style:contextual-spacing="false"/>
      <style:text-properties style:font-name="Synonym"/>
    </style:style>
    <style:style style:name="P34" style:family="paragraph" style:parent-style-name="Text_20_body" style:list-style-name="L18">
      <style:paragraph-properties fo:margin-top="0in" fo:margin-bottom="0in" style:contextual-spacing="false"/>
      <style:text-properties style:font-name="Synonym"/>
    </style:style>
    <style:style style:name="P35" style:family="paragraph" style:parent-style-name="Text_20_body" style:list-style-name="L19">
      <style:paragraph-properties fo:margin-top="0in" fo:margin-bottom="0in" style:contextual-spacing="false"/>
      <style:text-properties style:font-name="Synonym"/>
    </style:style>
    <style:style style:name="P36" style:family="paragraph" style:parent-style-name="Text_20_body" style:list-style-name="L20">
      <style:paragraph-properties fo:margin-top="0in" fo:margin-bottom="0in" style:contextual-spacing="false"/>
      <style:text-properties style:font-name="Synonym"/>
    </style:style>
    <style:style style:name="P37" style:family="paragraph" style:parent-style-name="Text_20_body" style:list-style-name="L20">
      <style:paragraph-properties fo:margin-top="0in" fo:margin-bottom="0in" style:contextual-spacing="false"/>
      <style:text-properties style:font-name="Synonym" officeooo:paragraph-rsid="005351d9"/>
    </style:style>
    <style:style style:name="P38" style:family="paragraph" style:parent-style-name="Text_20_body">
      <style:paragraph-properties fo:margin-top="0in" fo:margin-bottom="0in" style:contextual-spacing="false"/>
      <style:text-properties style:font-name="Synonym" officeooo:paragraph-rsid="005351d9"/>
    </style:style>
    <style:style style:name="P39" style:family="paragraph" style:parent-style-name="Text_20_body" style:list-style-name="L21">
      <style:paragraph-properties fo:margin-top="0in" fo:margin-bottom="0in" style:contextual-spacing="false"/>
      <style:text-properties style:font-name="Synonym"/>
    </style:style>
    <style:style style:name="P40" style:family="paragraph" style:parent-style-name="Text_20_body" style:list-style-name="L22">
      <style:paragraph-properties fo:margin-top="0in" fo:margin-bottom="0in" style:contextual-spacing="false"/>
      <style:text-properties style:font-name="Synonym"/>
    </style:style>
    <style:style style:name="P41" style:family="paragraph" style:parent-style-name="First_20_paragraph">
      <style:text-properties officeooo:paragraph-rsid="00338104"/>
    </style:style>
    <style:style style:name="P42" style:family="paragraph" style:parent-style-name="Text_20_body" style:list-style-name="L23">
      <style:paragraph-properties fo:margin-top="0in" fo:margin-bottom="0in" style:contextual-spacing="false"/>
      <style:text-properties style:font-name="Synonym"/>
    </style:style>
    <style:style style:name="P43" style:family="paragraph" style:parent-style-name="Text_20_body">
      <style:text-properties style:font-name="Synonym" officeooo:paragraph-rsid="004f4508"/>
    </style:style>
    <style:style style:name="P44" style:family="paragraph" style:parent-style-name="Text_20_body" style:list-style-name="L24">
      <style:paragraph-properties fo:margin-top="0in" fo:margin-bottom="0in" style:contextual-spacing="false"/>
      <style:text-properties style:font-name="Synonym"/>
    </style:style>
    <style:style style:name="P45" style:family="paragraph" style:parent-style-name="Text_20_body" style:list-style-name="L25">
      <style:paragraph-properties fo:margin-top="0in" fo:margin-bottom="0in" style:contextual-spacing="false"/>
      <style:text-properties style:font-name="Synonym"/>
    </style:style>
    <style:style style:name="P46" style:family="paragraph" style:parent-style-name="Text_20_body">
      <style:text-properties style:font-name="Synonym" officeooo:paragraph-rsid="005351d9"/>
    </style:style>
    <style:style style:name="P47" style:family="paragraph" style:parent-style-name="Text_20_body">
      <style:text-properties style:font-name="Synonym" officeooo:paragraph-rsid="004057a5"/>
    </style:style>
    <style:style style:name="P48" style:family="paragraph" style:parent-style-name="Text_20_body" style:list-style-name="L26">
      <style:paragraph-properties fo:margin-top="0in" fo:margin-bottom="0in" style:contextual-spacing="false"/>
      <style:text-properties style:font-name="Synonym"/>
    </style:style>
    <style:style style:name="P49" style:family="paragraph" style:parent-style-name="Text_20_body" style:list-style-name="L27">
      <style:paragraph-properties fo:margin-top="0in" fo:margin-bottom="0in" style:contextual-spacing="false"/>
      <style:text-properties style:font-name="Synonym"/>
    </style:style>
    <style:style style:name="P50" style:family="paragraph" style:parent-style-name="Text_20_body" style:list-style-name="L28">
      <style:paragraph-properties fo:margin-top="0in" fo:margin-bottom="0in" style:contextual-spacing="false"/>
      <style:text-properties style:font-name="Synonym"/>
    </style:style>
    <style:style style:name="P51" style:family="paragraph" style:parent-style-name="Text_20_body" style:list-style-name="L29">
      <style:paragraph-properties fo:margin-top="0in" fo:margin-bottom="0in" style:contextual-spacing="false"/>
      <style:text-properties style:font-name="Synonym"/>
    </style:style>
    <style:style style:name="P52" style:family="paragraph" style:parent-style-name="First_20_paragraph">
      <style:text-properties style:font-name="Amulya" officeooo:paragraph-rsid="0029fb16"/>
    </style:style>
    <style:style style:name="P53" style:family="paragraph" style:parent-style-name="Text_20_body">
      <style:paragraph-properties fo:text-align="end" style:justify-single-word="false"/>
      <style:text-properties style:font-name="Amiri" fo:font-size="12pt" officeooo:rsid="002b7e68" officeooo:paragraph-rsid="0029fb16" style:font-size-asian="12pt" style:font-name-complex="Amiri" style:font-size-complex="12pt"/>
    </style:style>
    <style:style style:name="P54" style:family="paragraph" style:parent-style-name="Text_20_body" style:list-style-name="L30">
      <style:paragraph-properties fo:margin-top="0in" fo:margin-bottom="0in" style:contextual-spacing="false"/>
    </style:style>
    <style:style style:name="P55" style:family="paragraph" style:parent-style-name="Text_20_body" style:list-style-name="L31">
      <style:paragraph-properties fo:margin-top="0in" fo:margin-bottom="0in" style:contextual-spacing="false"/>
    </style:style>
    <style:style style:name="P56" style:family="paragraph" style:parent-style-name="Text_20_body" style:list-style-name="L32">
      <style:paragraph-properties fo:margin-top="0in" fo:margin-bottom="0in" style:contextual-spacing="false"/>
    </style:style>
    <style:style style:name="P57" style:family="paragraph" style:parent-style-name="Text_20_body" style:list-style-name="L33">
      <style:paragraph-properties fo:margin-top="0in" fo:margin-bottom="0in" style:contextual-spacing="false"/>
      <style:text-properties style:font-name="Synonym"/>
    </style:style>
    <style:style style:name="P58" style:family="paragraph" style:parent-style-name="Text_20_body" style:list-style-name="L34">
      <style:paragraph-properties fo:margin-top="0in" fo:margin-bottom="0in" style:contextual-spacing="false"/>
      <style:text-properties style:font-name="Synonym"/>
    </style:style>
    <style:style style:name="P59" style:family="paragraph" style:parent-style-name="Text_20_body" style:list-style-name="L35">
      <style:paragraph-properties fo:margin-top="0in" fo:margin-bottom="0in" style:contextual-spacing="false"/>
      <style:text-properties style:font-name="Synonym"/>
    </style:style>
    <style:style style:name="T1" style:family="text">
      <style:text-properties fo:font-weight="bold" style:font-weight-asian="bold" style:font-weight-complex="bold"/>
    </style:style>
    <style:style style:name="T2" style:family="text">
      <style:text-properties style:font-name="Amulya" fo:font-size="14.1000003814697pt" style:font-size-asian="16.1000003814697pt" style:font-size-complex="16.1000003814697pt"/>
    </style:style>
    <style:style style:name="T3" style:family="text">
      <style:text-properties style:font-name="Amulya" fo:font-size="14.1000003814697pt" officeooo:rsid="000efdbc" style:font-size-asian="16.1000003814697pt" style:font-size-complex="16.1000003814697pt"/>
    </style:style>
    <style:style style:name="T4" style:family="text">
      <style:text-properties officeooo:rsid="00485ad3"/>
    </style:style>
    <style:style style:name="T5" style:family="text">
      <style:text-properties fo:background-color="#ffff00" loext:char-shading-value="0"/>
    </style:style>
    <style:style style:name="T6" style:family="text">
      <style:text-properties fo:font-style="italic" fo:background-color="#ffff00" loext:char-shading-value="0"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officeooo:rsid="00214688"/>
    </style:style>
    <style:style style:name="T11" style:family="text">
      <style:text-properties style:font-name="Amulya" fo:font-size="13pt" fo:font-style="normal" fo:font-weight="bold" style:font-size-asian="13pt" style:font-style-asian="normal" style:font-weight-asian="bold" style:font-size-complex="13pt" style:font-style-complex="normal" style:font-weight-complex="bold"/>
    </style:style>
    <style:style style:name="T12" style:family="text">
      <style:text-properties style:font-name="Synonym"/>
    </style:style>
    <style:style style:name="T13" style:family="text">
      <style:text-properties style:font-name="Synonym" fo:background-color="transparent" loext:char-shading-value="0"/>
    </style:style>
    <style:style style:name="T14" style:family="text">
      <style:text-properties style:font-name="Synonym" officeooo:rsid="003187b1"/>
    </style:style>
    <style:style style:name="T15" style:family="text">
      <style:text-properties style:font-name="Synonym" officeooo:rsid="00338104"/>
    </style:style>
    <style:style style:name="T16" style:family="text">
      <style:text-properties style:font-name="Synonym" officeooo:rsid="00356fad"/>
    </style:style>
    <style:style style:name="T17" style:family="text">
      <style:text-properties style:font-name="Synonym" officeooo:rsid="00338104" fo:background-color="#ffff00" loext:char-shading-value="0"/>
    </style:style>
    <style:style style:name="T18" style:family="text">
      <style:text-properties style:font-name="Synonym" officeooo:rsid="00355194" fo:background-color="#ffff00" loext:char-shading-value="0"/>
    </style:style>
    <style:style style:name="T19" style:family="text">
      <style:text-properties style:font-name="Amulya" fo:font-size="14.1000003814697pt" fo:font-weight="normal" style:font-size-asian="16.1000003814697pt" style:font-weight-asian="normal" style:font-size-complex="16.1000003814697pt" style:font-weight-complex="normal"/>
    </style:style>
    <style:style style:name="T20" style:family="text">
      <style:text-properties style:font-name="Amulya" fo:font-size="13pt" fo:font-style="normal" style:font-size-asian="13pt" style:font-style-asian="normal" style:font-size-complex="13pt" style:font-style-complex="normal"/>
    </style:style>
    <style:style style:name="T21" style:family="text">
      <style:text-properties style:font-name="Amulya" fo:font-weight="bold" style:font-weight-asian="bold" style:font-weight-complex="bold"/>
    </style:style>
    <style:style style:name="T22" style:family="text">
      <style:text-properties style:font-name="Amulya"/>
    </style:style>
    <style:style style:name="T23" style:family="text">
      <style:text-properties officeooo:rsid="0030612c"/>
    </style:style>
    <style:style style:name="T24" style:family="text">
      <style:text-properties officeooo:rsid="0030612c" style:font-name-complex="Amiri"/>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officeooo:rsid="0029fb16"/>
    </style:style>
    <style:style style:name="T27" style:family="text">
      <style:text-properties fo:font-weight="bold" officeooo:rsid="002c25f9"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ixteenth Century Poetry</text:span></text:p>
      <text:p text:style-name="P2"><text:span text:style-name="T1">Please note that this is my own summary and not the full material, please refer to the book/other materials for full explanation of the text</text:span>.</text:p>
      <text:p text:style-name="P3">Also Please read the poems, I did’nt include a full explanation of them</text:p>
      <text:h text:style-name="Heading_20_1" text:outline-level="1"><text:span text:style-name="T2">General Characteristic of the </text:span><text:span text:style-name="T3">16th</text:span><text:span text:style-name="T2"> Century</text:span></text:h>
      <text:p text:style-name="P4">In the 1500 (16th century) English language has became standardized and a whole new outlook on life changed English literature.</text:p>
      <text:p text:style-name="P5">Q/ What are the most important things that happened in the 16th century?</text:p>
      <text:p text:style-name="P6">يجن على شكل نقاط</text:p>
      <text:p text:style-name="P7"><text:span text:style-name="T1">1. The fall of Constantinople.</text:span></text:p>
      <text:p text:style-name="P7">The fall of the city lead many Greek scholars and their manuscripts to settle down in Italy, because Italy was a great place for learning.</text:p>
      <text:p text:style-name="P7">The scholars and their teaching had a huge impact on Italy and its revival of classical learning.</text:p>
      <text:p text:style-name="P7"><text:span text:style-name="T1">2. Geographical Discoveries</text:span>.</text:p>
      <text:p text:style-name="P7">The fall of Constantinople led to the loss of the old routes for spices,silk and precious stones, so there were attempts to find new routs, this led to the discovery of Cape route to India <text:span text:style-name="T4">and </text:span>The new world (America).</text:p>
      <text:p text:style-name="P4"><text:span text:style-name="T1">3. The Invention of Printing</text:span>.</text:p>
      <text:p text:style-name="P7">In the late 15th books were written by hand and they were expensive, only rich people was able to afford them, in <text:span text:style-name="T5">1445</text:span> this changed.</text:p>
      <text:p text:style-name="P7">The Invention of printing allowed the widespread of knowledge to most people, books were cheap and available without much effort.</text:p>
      <text:p text:style-name="P7"><text:span text:style-name="T1">4. The Copernican system</text:span>.</text:p>
      <text:p text:style-name="P7">Copernicus work changed the idea held; that the earth is the center of the universe and that the sun and other planets revolve around it.</text:p>
      <text:p text:style-name="P7">Copernicus instead advocated that the earth and other planets revolve around the sun.</text:p>
      <text:p text:style-name="P7"><text:soft-page-break/><text:span text:style-name="T1">5. The Reformation</text:span>.</text:p>
      <text:p text:style-name="P7">By the end of the Middle Ages many thought the catholic church needed reformation, because of the growing wealth of the clergy and the moral shortcomings to some of them.</text:p>
      <text:p text:style-name="P8"><text:span text:style-name="T1">Q/ What made Italy the center of the renaissance</text:span>?</text:p>
      <text:list text:style-name="L1">
        <text:list-item>
          <text:p text:style-name="P9">By its geographical position close to Greece Egypt and Arabic empire.</text:p>
        </text:list-item>
        <text:list-item>
          <text:p text:style-name="P9">By its traditional Roman law and government.</text:p>
        </text:list-item>
        <text:list-item>
          <text:p text:style-name="P9">By its material prosperity and peace.</text:p>
        </text:list-item>
      </text:list>
      <text:p text:style-name="P10"><text:span text:style-name="T1">Q/ What The Reformation of the church included</text:span>?</text:p>
      <text:list text:style-name="L2">
        <text:list-item>
          <text:p text:style-name="P11">Humanism and the Renaissance.</text:p>
        </text:list-item>
        <text:list-item>
          <text:p text:style-name="P11">The invention of printing.</text:p>
        </text:list-item>
        <text:list-item>
          <text:p text:style-name="P11">The reaction of princes against the authority of the pope.</text:p>
        </text:list-item>
      </text:list>
      <text:h text:style-name="P12" text:outline-level="1"><text:bookmark-start text:name="the-renaissance"/>The Renaissance<text:bookmark-end text:name="the-renaissance"/></text:h>
      <text:p text:style-name="P4">It is the most significant movement of the 16th century, unlike the middle ages, it was conscious of itself, it knew that it was the Renaissance.It was marked by the growing interest of the part of scholars in the language and literature of the classical worlds of Greece and Roman.</text:p>
      <text:p text:style-name="P8"><text:span text:style-name="T1">Q/ What are the characteristics of the renaissance</text:span>?</text:p>
      <text:p text:style-name="P6">يجن على شكل نقاط</text:p>
      <text:p text:style-name="P7"><text:span text:style-name="T1">1. Humanism</text:span>.</text:p>
      <text:p text:style-name="P7">The believe that Humans is the most important being on earth, it focuses on the human element rather than the supernatural or divine (like the medieval), it relies on science rather than superstition.</text:p>
      <text:p text:style-name="P7"><text:span text:style-name="T1">2. Secularism</text:span>.</text:p>
      <text:p text:style-name="P7">The principle of separation between the state and religion.</text:p>
      <text:p text:style-name="P7">This was a major thing in the 16th, before that (in the Middle Ages) the church was in control of everything, from the state to art and literature.</text:p>
      <text:p text:style-name="P7"><text:span text:style-name="T1">3. Naturalism</text:span>.</text:p>
      <text:p text:style-name="P7">The believe that everything happens in the world is natural and can be tested with science.</text:p>
      <text:p text:style-name="P7">This helped shift the emphasis from the supernatural to the here and now, it helped people to seek means to achieve their goals instead of relaying on god <text:soft-page-break/>and superstition.</text:p>
      <text:p text:style-name="P7"><text:span text:style-name="T1">4. The Revival of Platonism</text:span>.</text:p>
      <text:p text:style-name="P7">The belief in man’s ability to increase through wisdom and virtue his power and knowledge with which to control the non-human element (the supernatural spirit).</text:p>
      <text:p text:style-name="P7"><text:span text:style-name="T1">5. Classic Translations and Standards</text:span>.</text:p>
      <text:p text:style-name="P7">The renaissance offered many great translations of classics Greek and Latin works, it also promoted classical standards to literature.</text:p>
      <text:h text:style-name="P12" text:outline-level="1"><text:bookmark-start text:name="sixteenth-century-poetry"/>Sixteenth Century Poetry<text:bookmark-end text:name="sixteenth-century-poetry"/></text:h>
      <text:p text:style-name="P4">In the 16th century, lyrics in its all kind were popular, songs and madrigals and especially lyrical poems, there were few English poets who were popular in that time:</text:p>
      <text:list text:style-name="L3">
        <text:list-item>
          <text:p text:style-name="P13">Sir Thomas Wyatt.</text:p>
        </text:list-item>
        <text:list-item>
          <text:p text:style-name="P13">Henry Howard (Earl of Surrey).</text:p>
        </text:list-item>
        <text:list-item>
          <text:p text:style-name="P13">Philip Sidney.</text:p>
        </text:list-item>
        <text:list-item>
          <text:p text:style-name="P13">Edmund Spenser.</text:p>
        </text:list-item>
      </text:list>
      <text:p text:style-name="P4">Before that (The Middle Ages) there was <text:span text:style-name="T1">Geoffrey Chaucer</text:span>, which was one of the greatest poets in the Middle Ages, he influenced 16th poets.</text:p>
      <text:p text:style-name="P8"><text:span text:style-name="T1">Q/ How did Chaucer influence the 16th century poets</text:span>?</text:p>
      <text:list text:style-name="L4">
        <text:list-item>
          <text:p text:style-name="P14">His employment of rhyme and regular metre.</text:p>
        </text:list-item>
        <text:list-item>
          <text:p text:style-name="P14">His huge contribution to middle English.</text:p>
        </text:list-item>
        <text:list-item>
          <text:p text:style-name="P14">His impact on native literature remained intact.</text:p>
        </text:list-item>
      </text:list>
      <text:p text:style-name="P4"><text:span text:style-name="T1">Lyrical Poetry</text:span>: A type of poetry that express personal feelings in a short way with rhymes, it is <text:span text:style-name="T6">Subjective</text:span>, <text:span text:style-name="T6">Short</text:span>, <text:span text:style-name="T6">Musical</text:span>.</text:p>
      <text:h text:style-name="P12" text:outline-level="1"><text:bookmark-start text:name="sonnet"/>Sonnet<text:bookmark-end text:name="sonnet"/></text:h>
      <text:p text:style-name="P4">The sonnet is 14 line poem written in iambic pentameter, the <text:span text:style-name="T7">sonnet</text:span> were the most important form of poetry in the 16th century.</text:p>
      <text:p text:style-name="P7">The sonnet originated in Italy in the 13th century by <text:span text:style-name="T7">Petrarch</text:span> and <text:span text:style-name="T7">Dante</text:span>, the English sonnet was credited to Sir <text:span text:style-name="T7">Thomas Wyatt</text:span> and <text:span text:style-name="T7">Henry Howard</text:span> in the early 16th century.</text:p>
      <text:p text:style-name="P7">Sonnets were mostly about love, Petrarch wrote sonnets to his mistress <text:span text:style-name="T8">Laura</text:span>.</text:p>
      <text:h text:style-name="P15" text:outline-level="2"><text:bookmark-start text:name="petrarch-sonnet"/><text:soft-page-break/>Petrarch Sonnet<text:bookmark-end text:name="petrarch-sonnet"/></text:h>
      <text:p text:style-name="P4">Also called the Italian sonnet, were composed of 14 lines, as follows:</text:p>
      <text:list text:style-name="L5">
        <text:list-item>
          <text:p text:style-name="P16"><text:span text:style-name="T1">Octave</text:span>: the first 8 lines of the sonnet and it is sometimes divided into 2 <text:span text:style-name="T1">Quatrain</text:span> (4 lines).</text:p>
        </text:list-item>
        <text:list-item>
          <text:p text:style-name="P16"><text:span text:style-name="T1">Sestet</text:span>: the last 6 lines of the sonnet, it is sometimes divided into 2 <text:span text:style-name="T1">tercets</text:span> (3 lines).</text:p>
        </text:list-item>
      </text:list>
      <text:h text:style-name="P15" text:outline-level="2"><text:bookmark-start text:name="english-sonnet"/>English Sonnet<text:bookmark-end text:name="english-sonnet"/></text:h>
      <text:p text:style-name="P4">Henry Howard was one of the first to modify the Italian Scheme of the sonnet, but Shakespeare was the best to apply it, this is why English Sonnet was called The Shakespearean Sonnet.</text:p>
      <text:p text:style-name="P8"><text:span text:style-name="T1">Q What are Difference Between English and Italian Sonnet</text:span>?</text:p>
      <table:table table:name="Table1" table:style-name="Table1" table:template-name="Box List Blue">
        <table:table-column table:style-name="Table1.A"/>
        <table:table-column table:style-name="Table1.B"/>
        <table:table-row table:style-name="Table1.1">
          <table:table-cell table:style-name="Table1.A1" office:value-type="string">
            <text:p text:style-name="P17">English</text:p>
          </table:table-cell>
          <table:table-cell table:style-name="Table1.B1" office:value-type="string">
            <text:p text:style-name="P17">Italian</text:p>
          </table:table-cell>
        </table:table-row>
        <table:table-row table:style-name="Table1.2">
          <table:table-cell table:style-name="Table1.A2" office:value-type="string">
            <text:p text:style-name="P18">The Ryhming is abab,cdcd</text:p>
          </table:table-cell>
          <table:table-cell table:style-name="Table1.B2" office:value-type="string">
            <text:p text:style-name="P18">The Rhyming is abba,abba</text:p>
          </table:table-cell>
        </table:table-row>
        <table:table-row table:style-name="Table1.3">
          <table:table-cell table:style-name="Table1.A2" office:value-type="string">
            <text:p text:style-name="P18">It consist of 3 qurations and couplet</text:p>
          </table:table-cell>
          <table:table-cell table:style-name="Table1.B3" office:value-type="string">
            <text:p text:style-name="P18">It consist of octave and sestet</text:p>
          </table:table-cell>
        </table:table-row>
        <table:table-row table:style-name="Table1.4">
          <table:table-cell table:style-name="Table1.A2" office:value-type="string">
            <text:p text:style-name="P18">The climax is in the couplet</text:p>
          </table:table-cell>
          <table:table-cell table:style-name="Table1.B4" office:value-type="string">
            <text:p text:style-name="P18">The climax is in the octave</text:p>
          </table:table-cell>
        </table:table-row>
      </table:table>
      <text:p text:style-name="P10"><text:span text:style-name="T1">Q/ What are the Themes of the 16th Century poetry</text:span>?</text:p>
      <text:p text:style-name="P19">يجن على شكل نقاط او شرح وحدة</text:p>
      <text:p text:style-name="P7"><text:span text:style-name="T1">1. Courtly Love</text:span>.</text:p>
      <text:p text:style-name="P7">Love was treated is a kind of god to be worshiped, poets idealized their lovers and put them high in place.</text:p>
      <text:p text:style-name="P7">Usually it involved females of high rank and unattainable, not just because of the class difference, but because they are usually married.</text:p>
      <text:p text:style-name="P7"><text:span text:style-name="T1">2. Time</text:span>.</text:p>
      <text:p text:style-name="P7">Time was an important theme, it manifested in the idea of youth and the saying “<text:span text:style-name="T1">carpe florem</text:span>” meaning (size the flower), it represent the poet desire to for youth and the beauty that comes from it.</text:p>
      <text:p text:style-name="P7"><text:span text:style-name="T1">3. Death</text:span>.</text:p>
      <text:p text:style-name="P7">Closely connected to time, is the theme of immortality and the fear of death, there were two reaction from poets about it:</text:p>
      <text:list text:style-name="L6">
        <text:list-item>
          <text:p text:style-name="P20">It drove some poets to live in the moments following the motto “<text:span text:style-name="T1">carpe diem</text:span>” meaning (size the day).</text:p>
        </text:list-item>
        <text:list-item>
          <text:p text:style-name="P20"><text:soft-page-break/>Other took reckless risk and attacked the wicked.</text:p>
        </text:list-item>
      </text:list>
      <text:p text:style-name="P4"><text:span text:style-name="T1">4. Dreams</text:span>.</text:p>
      <text:p text:style-name="P8"><text:span text:style-name="T1">Q/ What are The Poetic Devices of the 16th Century</text:span>?</text:p>
      <text:p text:style-name="P21">يجن على شكل تعاريف, الامثلة مالتهن للتوضيح مو للحفظ</text:p>
      <text:list text:style-name="L7">
        <text:list-item>
          <text:p text:style-name="P22"><text:span text:style-name="T1">Metaphor</text:span>: Is a figure of speech that compare between two things that isn’t literally true in order to make a resemblance.</text:p>
        </text:list-item>
      </text:list>
      <text:p text:style-name="P4">Ex: She is flower.</text:p>
      <text:list text:style-name="L8">
        <text:list-item>
          <text:p text:style-name="P23"><text:span text:style-name="T1">Metonymy</text:span>:Is a figure of speech where an object name is replaced by another closely connected to it.</text:p>
        </text:list-item>
      </text:list>
      <text:p text:style-name="P4">Ex: What is your favorite <text:span text:style-name="T9">dish</text:span>?</text:p>
      <text:p text:style-name="P7">Here dish means food.</text:p>
      <text:list text:style-name="L9">
        <text:list-item>
          <text:p text:style-name="P24"><text:span text:style-name="T1">Synecdoche</text:span>:A figure of speech that uses a part of something to refer to the whole.</text:p>
        </text:list-item>
      </text:list>
      <text:p text:style-name="P4">Ex: We Need more <text:span text:style-name="T9">hands</text:span> to finish the job.</text:p>
      <text:p text:style-name="P7">Here hands refers to men.</text:p>
      <text:list text:style-name="L10">
        <text:list-item>
          <text:p text:style-name="P25"><text:span text:style-name="T1">Apostrophe</text:span>: A figure of speech that is used to address a non human entity (object).</text:p>
        </text:list-item>
      </text:list>
      <text:p text:style-name="P4">In Sonnet 1 Edmund uses <text:span text:style-name="T7">Apostrophe</text:span> to describe the pages and rhymes.</text:p>
      <text:list text:style-name="L11">
        <text:list-item>
          <text:p text:style-name="P26"><text:span text:style-name="T1">Oxymoron</text:span>: A figure of speech that combines contradictory words with opposing meanings.</text:p>
        </text:list-item>
      </text:list>
      <text:p text:style-name="P4">Ex: Bitter sweet.</text:p>
      <text:list text:style-name="L12">
        <text:list-item>
          <text:p text:style-name="P27"><text:span text:style-name="T1">Alliteration</text:span>: The repetition of the same letter in the beginning of words in a single line.</text:p>
        </text:list-item>
      </text:list>
      <text:p text:style-name="P4">Ex:“Yet <text:span text:style-name="T7">m</text:span>ay I, by no <text:span text:style-name="T7">m</text:span>eans, <text:span text:style-name="T7">m</text:span>y wearied <text:span text:style-name="T7">m</text:span>ind”.</text:p>
      <text:list text:style-name="L13">
        <text:list-item>
          <text:p text:style-name="P28"><text:span text:style-name="T1">Consonance</text:span>: The repetition of the same letter in the mid or end of words in a single line.</text:p>
        </text:list-item>
      </text:list>
      <text:p text:style-name="P4">Ex:“Who list her h<text:span text:style-name="T7">u</text:span>nt, I p<text:span text:style-name="T7">u</text:span>t him o<text:span text:style-name="T7">u</text:span>t of do<text:span text:style-name="T7">u</text:span>bt”.</text:p>
      <text:p text:style-name="P8"><text:span text:style-name="T1">Q/ What are The Images of the 16th Century</text:span>?</text:p>
      <text:p text:style-name="P29">يجن على شكل نقاط او شرح وحدة</text:p>
      <text:list text:style-name="L14">
        <text:list-item>
          <text:p text:style-name="P30"><text:span text:style-name="T1">Images of the sea</text:span>.</text:p>
        </text:list-item>
      </text:list>
      <text:p text:style-name="P4">The sea was the most important image of the 16th century because of the discovery that were made through the sea especially the discovery of the new world (America).</text:p>
      <text:list text:style-name="L15">
        <text:list-item>
          <text:p text:style-name="P31"><text:soft-page-break/><text:span text:style-name="T1">Life as a stage </text:span>(Theatre).</text:p>
        </text:list-item>
      </text:list>
      <text:p text:style-name="P4">Stage was a very important image in the 16th century, poets would compare our life to a play, happiness and sadness to comedy and tragedy, it was widely used because of the popularity of plays and how similar life can be to a play.</text:p>
      <text:list text:style-name="L16">
        <text:list-item>
          <text:p text:style-name="P32"><text:span text:style-name="T1">Stars</text:span>.</text:p>
        </text:list-item>
      </text:list>
      <text:p text:style-name="P4">Stars was an important image of the 16th century, people back then depended on stars to guide them through their <text:span text:style-name="T10">journeys</text:span> through the wide open seas.</text:p>
      <text:list text:style-name="L17">
        <text:list-item>
          <text:p text:style-name="P33">War.</text:p>
        </text:list-item>
        <text:list-item>
          <text:p text:style-name="P33">Diseases.</text:p>
        </text:list-item>
        <text:list-item>
          <text:p text:style-name="P33">Imprisonment.</text:p>
        </text:list-item>
        <text:list-item>
          <text:p text:style-name="P33">Nature.</text:p>
        </text:list-item>
      </text:list>
      <text:h text:style-name="P12" text:outline-level="1"><text:bookmark-start text:name="sir-thomas-wyatt"/>Sir Thomas Wyatt<text:bookmark-end text:name="sir-thomas-wyatt"/></text:h>
      <text:p text:style-name="P4">Thomas was responsible of introducing the Italian sonnet to English poetry, his influence was major especially in his use of two forms of poetry:</text:p>
      <text:list text:style-name="L18">
        <text:list-item>
          <text:p text:style-name="P34"><text:span text:style-name="T1">ottava rima</text:span>: A rhyming stanza of eight lines.</text:p>
        </text:list-item>
        <text:list-item>
          <text:p text:style-name="P34"><text:span text:style-name="T1">terza rima</text:span>: A rhyming stanza of three lines.</text:p>
        </text:list-item>
      </text:list>
      <text:p text:style-name="P4"><text:span text:style-name="T1">stanza</text:span>: A group of lines separated from others in a poem.</text:p>
      <text:h text:style-name="P15" text:outline-level="2"><text:bookmark-start text:name="to-his-lady-by-thomas-wyatt"/>To His Lady By Thomas Wyatt<text:bookmark-end text:name="to-his-lady-by-thomas-wyatt"/></text:h>
      <text:p text:style-name="P4">In this poem Thomas asks his love a simple question: yes or no. He is asking her if she wants him or not, expressing this in a very simple and direct way.</text:p>
      <text:list text:style-name="L19">
        <text:list-item>
          <text:p text:style-name="P35"><text:span text:style-name="T1">Themes</text:span>: Courtly Love.</text:p>
        </text:list-item>
        <text:list-item>
          <text:p text:style-name="P35"><text:span text:style-name="T1">Tone</text:span>: Practical, Rational.</text:p>
        </text:list-item>
        <text:list-item>
          <text:p text:style-name="P35"><text:span text:style-name="T1">Style</text:span>: Simple, Direct.</text:p>
        </text:list-item>
      </text:list>
      <text:h text:style-name="P15" text:outline-level="2"><text:bookmark-start text:name="farewell-by-thomas-wyatt"/>Farewell By Thomas Wyatt<text:bookmark-end text:name="farewell-by-thomas-wyatt"/></text:h>
      <text:p text:style-name="P4">In this poem Thomas says goodbye to his beloved because of her betrayal, and not keeping her promises to him, he calls her a hypocrite (having a double heart).</text:p>
      <text:list text:style-name="L20">
        <text:list-item>
          <text:p text:style-name="P36"><text:span text:style-name="T1">Themes</text:span>: Courtly Love.</text:p>
        </text:list-item>
        <text:list-item>
          <text:p text:style-name="P36"><text:span text:style-name="T1">Tone</text:span>: Sad, Angry, Betrayed</text:p>
        </text:list-item>
        <text:list-item>
          <text:p text:style-name="P37"><text:span text:style-name="T1">Style</text:span>: Simple, Direct.</text:p>
        </text:list-item>
      </text:list>
      <text:p text:style-name="P38"/>
      <text:p text:style-name="P38"><text:bookmark-start text:name="an-appeal-by-thomas-wyatt"/><text:span text:style-name="T11">An Appeal By Thomas Wyatt</text:span><text:bookmark-end text:name="an-appeal-by-thomas-wyatt"/></text:p>
      <text:p text:style-name="P4">In this poem Thomas ask a rhetorical question, saying: “after all, you leave me <text:soft-page-break/>like this?” to express his wonder and surprise, Thomas uses reputation for emphasis and for music, Thomas ends his poem with: “alas, thy cruelty” to mean that he is leaving her.</text:p>
      <text:list text:style-name="L21">
        <text:list-item>
          <text:p text:style-name="P39"><text:span text:style-name="T1">Themes</text:span>: Courtly Love.</text:p>
        </text:list-item>
        <text:list-item>
          <text:p text:style-name="P39"><text:span text:style-name="T1">Tone</text:span>: Frustration, Sad, Wonder.</text:p>
        </text:list-item>
        <text:list-item>
          <text:p text:style-name="P39"><text:span text:style-name="T1">Style</text:span>: Simple, Direct.</text:p>
        </text:list-item>
      </text:list>
      <text:h text:style-name="P15" text:outline-level="2"><text:bookmark-start text:name="the-galley-by-thomas-wyatt"/>The Galley By Thomas Wyatt<text:bookmark-end text:name="the-galley-by-thomas-wyatt"/></text:h>
      <text:p text:style-name="P4">In this poem Thomas uses a metaphor of the sea to describe his love, he uses shipwreck to describe his feeling of rejection, love as being the journey of the dangerous sea, filled with hardships and obstacles, and he is the ship that is lost in the sea without his beloved, the harsh winds ruin the sail, he thinks that death is mercy because of the intense pain he feels, in the couplet he says that his mind is drowned by pain and he cannot have comfort.</text:p>
      <text:list text:style-name="L22">
        <text:list-item>
          <text:p text:style-name="P40"><text:span text:style-name="T1">Theme</text:span>: Courtly Love.</text:p>
        </text:list-item>
        <text:list-item>
          <text:p text:style-name="P40"><text:span text:style-name="T1">Tone</text:span>: Sad, Depressed, Helpless</text:p>
        </text:list-item>
        <text:list-item>
          <text:p text:style-name="P40"><text:span text:style-name="T1">Style</text:span>: Metaphoric.</text:p>
        </text:list-item>
        <text:list-item>
          <text:p text:style-name="P40"><text:span text:style-name="T1">Image</text:span>: Life as a sea journey.</text:p>
        </text:list-item>
      </text:list>
      <text:h text:style-name="P15" text:outline-level="2"><text:bookmark-start text:name="the-hind-by-thomas-wyatt"/>The Hind By Thomas Wyatt<text:bookmark-end text:name="the-hind-by-thomas-wyatt"/></text:h>
      <text:p text:style-name="P41"><text:span text:style-name="T12">Thomas refers to his beloved as Hind (</text:span><text:span text:style-name="T13">female deer</text:span><text:span text:style-name="T12">) who he is tired of </text:span><text:span text:style-name="T14">hunting</text:span><text:span text:style-name="T12">, he no longer wants to do it, be</text:span><text:span text:style-name="T14">cause she already belong to someone </text:span><text:span text:style-name="T15">(to </text:span><text:span text:style-name="T12">Caesar</text:span><text:span text:style-name="T15">), she wears a </text:span><text:span text:style-name="T16">necklace</text:span><text:span text:style-name="T15"> that says </text:span><text:span text:style-name="T17">“</text:span><text:span text:style-name="Emphasis"><text:span text:style-name="T17">Noli me tangere </text:span></text:span><text:span text:style-name="T17">” which means </text:span><text:span text:style-name="T18">don’t</text:span><text:span text:style-name="T17"> touch me</text:span><text:span text:style-name="T15">, he </text:span><text:span text:style-name="T12"><text:s/></text:span><text:span text:style-name="T15">gives up on the hunt because it is</text:span><text:span text:style-name="T14"> pointless.</text:span></text:p>
      <text:list text:style-name="L23">
        <text:list-item>
          <text:p text:style-name="P42"><text:span text:style-name="T1">Image</text:span>: Hunting.</text:p>
        </text:list-item>
        <text:list-item>
          <text:p text:style-name="P42"><text:span text:style-name="T1">Style</text:span>: Metaphoric.</text:p>
        </text:list-item>
        <text:list-item>
          <text:p text:style-name="P42"><text:span text:style-name="T1">Tone</text:span>: Helpless,sad,depressed.</text:p>
        </text:list-item>
      </text:list>
      <text:p text:style-name="P10"><text:span text:style-name="T1">Q/ Why did Thomas used Hind as a Metaphor</text:span>?</text:p>
      <text:p text:style-name="P43">He used Hind because its beautiful and graceful, and because they used to hunt them in his time.</text:p>
      <text:p text:style-name="P43"><text:bookmark-start text:name="henry-howard"/><text:span text:style-name="T19">Henry Howard</text:span><text:bookmark-end text:name="henry-howard"/></text:p>
      <text:p text:style-name="P43"><text:bookmark-start text:name="to-his-lady-by-henry-howard"/><text:span text:style-name="T20">To His Lady By Henry Howard</text:span><text:bookmark-end text:name="to-his-lady-by-henry-howard"/></text:p>
      <text:p text:style-name="P4">In this Poem Howard says that he will be to his beloved no matter the condition, good or bad, he give list of options that are contradictory (in youth or in old age, in heaven or in hell..).</text:p>
      <text:list text:style-name="L24">
        <text:list-item>
          <text:p text:style-name="P44"><text:span text:style-name="T1">Style</text:span>: Direct.</text:p>
        </text:list-item>
        <text:list-item>
          <text:p text:style-name="P44"><text:span text:style-name="T1">Tone</text:span>: Romantic.</text:p>
        </text:list-item>
      </text:list>
      <text:p text:style-name="P10"><text:soft-page-break/><text:span text:style-name="T1">Q/ What is the meaning of To His Lady by Henry Howard</text:span>?</text:p>
      <text:p text:style-name="P43">That he belongs to his beloved no matter the situation good or bad.</text:p>
      <text:p text:style-name="P43"><text:bookmark-start text:name="spring-by-henry-howard"/><text:span text:style-name="T20">Spring By Henry Howard</text:span><text:bookmark-end text:name="spring-by-henry-howard"/></text:p>
      <text:p text:style-name="P4">In this poem Henry describes spring and summer, two renewal seasons, everything comes to life in these seasons, Henry describe how beautiful they are, then in the couplet he compares them to himself saying that even though all this beauty surround him he still feel sorrow.</text:p>
      <text:list text:style-name="L25">
        <text:list-item>
          <text:p text:style-name="P45"><text:span text:style-name="T1">Image</text:span>: Nature.</text:p>
        </text:list-item>
        <text:list-item>
          <text:p text:style-name="P45"><text:span text:style-name="T1">Style</text:span>: Descriptive.</text:p>
        </text:list-item>
        <text:list-item>
          <text:p text:style-name="P45"><text:span text:style-name="T1">Tone</text:span>: Helpless, sad.</text:p>
        </text:list-item>
      </text:list>
      <text:p text:style-name="P4"><text:span text:style-name="T21">Q/ What is the structure of </text:span><text:span text:style-name="T22">“</text:span><text:span text:style-name="T21">To his Lady</text:span><text:span text:style-name="T22">”</text:span><text:span text:style-name="T21"> By Henry Howard?</text:span><text:line-break/><text:span text:style-name="T21">Q/ What is the structure of </text:span><text:span text:style-name="T22">“</text:span><text:span text:style-name="T21">Spring</text:span><text:span text:style-name="T22">”</text:span><text:span text:style-name="T21"> By Henry Howard</text:span><text:span text:style-name="T22">?</text:span></text:p>
      <text:p text:style-name="P46">Henry Makes the first 3 quatrains as subject<text:span text:style-name="T23">(</text:span><text:span text:style-name="T24">مبتدأ</text:span><text:span text:style-name="T23">)</text:span>, and the couplet as the predicate<text:span text:style-name="T23">(</text:span><text:span text:style-name="T24">خبر</text:span><text:span text:style-name="T23">)</text:span>, the whole sonnet serve as one statement.</text:p>
      <text:p text:style-name="P46"><text:bookmark-start text:name="edmund-spenser"/><text:span text:style-name="T2">Edmund Spenser</text:span><text:bookmark-end text:name="edmund-spenser"/></text:p>
      <text:p text:style-name="P4"><text:span text:style-name="T1">Spenserian Stanza</text:span>: A nine-line stanza invited by Edmund,the rhyme scheme is (abab bcbc c), the first 8 lines are pentameter, and the last one is <text:span text:style-name="T7">hexameter.</text:span></text:p>
      <text:p text:style-name="P7">Edmund used the Spenserian stanza in his epic poem <text:span text:style-name="T8">The Faerie Queene</text:span>.</text:p>
      <text:p text:style-name="P7"><text:span text:style-name="T1">Spenserian Sonnet</text:span>: Is a poem of fourteen lines of iambic pentameter rhyming (abab bcbc cdcd ee), this sonnet is made of 3 Quatrains that are <text:span text:style-name="T5">interlocking in rhyme</text:span> and a concluding couplet.</text:p>
      <text:p text:style-name="P47"><text:span text:style-name="T1">Iambic Pentameter</text:span>: A line of a poem composed of 10 syllables (five iambic feet). </text:p>
      <text:p text:style-name="P47"><text:span text:style-name="T1">Iambic Hexameter (</text:span><text:span text:style-name="T25">Alexandrine</text:span><text:span text:style-name="T1">)</text:span>: A line of a poem composed of 12 syllables (six iambic feet).</text:p>
      <text:p text:style-name="P7"><text:span text:style-name="T1">Allegory</text:span>: Is a story with two levels of meaning, a surface one and a hidden (deep) one.</text:p>
      <text:h text:style-name="P15" text:outline-level="2"><text:bookmark-start text:name="amoretti-by-edmund-spenser"/>AMORETTI By Edmund Spenser<text:bookmark-end text:name="amoretti-by-edmund-spenser"/></text:h>
      <text:p text:style-name="P4"><text:span text:style-name="T1">AMORETTI</text:span>: Is a sonnet sequence dedicated to one person.</text:p>
      <text:p text:style-name="P7">AMORETTI means <text:span text:style-name="T7">little love message </text:span>or little cupid, Edmund wrote these sonnets for his <text:span text:style-name="T7">wife Elizabeth</text:span>.</text:p>
      <text:p text:style-name="P7"><text:soft-page-break/>In sonnet sequence the sonnets are <text:span text:style-name="T7">numbered not named</text:span>.</text:p>
      <text:h text:style-name="P15" text:outline-level="2"><text:bookmark-start text:name="sonnet-1-by-edmund-spenser"/>Sonnet 1 By Edmund Spenser<text:bookmark-end text:name="sonnet-1-by-edmund-spenser"/></text:h>
      <text:p text:style-name="P4">In Sonnet 1 Edmund talks about how happy he would be if his beloved reads his poems, employing the three sense:</text:p>
      <text:list text:style-name="L26">
        <text:list-item>
          <text:p text:style-name="P48"><text:span text:style-name="T1">Touch</text:span>: That his beloved will touch the pages of his poem.</text:p>
        </text:list-item>
        <text:list-item>
          <text:p text:style-name="P48"><text:span text:style-name="T1">Sight</text:span>: That his beloved will see the lines of his poem.</text:p>
        </text:list-item>
        <text:list-item>
          <text:p text:style-name="P48"><text:span text:style-name="T1">Hearing</text:span>: That his beloved will hear the rhymes of his poem.</text:p>
        </text:list-item>
      </text:list>
      <text:p text:style-name="P4">He envy the pages, the lines and the rhymes, and he say to them “please her alone, i care for no other thing”.</text:p>
      <text:list text:style-name="L27">
        <text:list-item>
          <text:p text:style-name="P49"><text:span text:style-name="T1">Tone</text:span>: Longing, Sad.</text:p>
        </text:list-item>
        <text:list-item>
          <text:p text:style-name="P49"><text:span text:style-name="T1">Style</text:span>: Descriptive.</text:p>
        </text:list-item>
      </text:list>
      <text:p text:style-name="P10"><text:span text:style-name="T1">Q/ How does Spenser describe his beloved in Sonnet 1</text:span>?</text:p>
      <text:p text:style-name="P7">He Describes:</text:p>
      <text:list text:style-name="L28">
        <text:list-item>
          <text:p text:style-name="P50"><text:span text:style-name="T1">Her hands</text:span>: As delicate and mighty (because it holds his life) saying “lilly hands” and “dead doing might”.</text:p>
        </text:list-item>
        <text:list-item>
          <text:p text:style-name="P50"><text:span text:style-name="T1">Her eyes</text:span>: As flashing and deigne saying “lamping eyes”.</text:p>
        </text:list-item>
        <text:list-item>
          <text:p text:style-name="P50"><text:span text:style-name="T1">Her look</text:span>: As blessed saying “Angels blessed looke”.</text:p>
        </text:list-item>
      </text:list>
      <text:h text:style-name="P15" text:outline-level="2"><text:bookmark-start text:name="sonnet-34-by-edmund-spenser"/>Sonnet 34 By Edmund Spenser<text:bookmark-end text:name="sonnet-34-by-edmund-spenser"/></text:h>
      <text:p text:style-name="P4">In this sonnet Edmund uses a simile to compare his life to a ship and his beloved to a star, the star that guide the ship.</text:p>
      <text:p text:style-name="P7">In the sonnet a storm hit and hides the star, this symbolize the problems between Edmund and his beloved, he hope that one day the storm will end and he sees the star again.</text:p>
      <text:list text:style-name="L29">
        <text:list-item>
          <text:p text:style-name="P51"><text:span text:style-name="T1">Tone</text:span>: Hopeful, Optimistic.</text:p>
        </text:list-item>
        <text:list-item>
          <text:p text:style-name="P51"><text:span text:style-name="T1">Style</text:span>: Descriptive.</text:p>
        </text:list-item>
        <text:list-item>
          <text:p text:style-name="P51"><text:span text:style-name="T1">Image</text:span>: Life as a Sea Journey.</text:p>
        </text:list-item>
      </text:list>
      <text:p text:style-name="P52"><text:span text:style-name="T1">Q/ Give one common image of the 16th with an example</text:span>?</text:p>
      <text:p text:style-name="P53">سؤال مهم يريد صورة وحدة ومثال بقصيدة وشرحها, تختار <text:span text:style-name="T26">اي قصيدة وتكتب اسمها والكاتب والفكرة العامة</text:span></text:p>
      <text:list text:style-name="L30">
        <text:list-item>
          <text:p text:style-name="P54"><text:span text:style-name="T12">Life as a sea journey.</text:span></text:p>
        </text:list-item>
      </text:list>
      <text:p text:style-name="P4">Sonnet 34 by Edmund Spenser.</text:p>
      <text:list text:style-name="L31">
        <text:list-item>
          <text:p text:style-name="P55"><text:span text:style-name="T12">Life as a stage.</text:span></text:p>
        </text:list-item>
      </text:list>
      <text:p text:style-name="P4">Sonnet 54 by Edmund Spenser.</text:p>
      <text:list text:style-name="L32">
        <text:list-item>
          <text:p text:style-name="P56"><text:span text:style-name="T12">Nature.</text:span></text:p>
        </text:list-item>
      </text:list>
      <text:p text:style-name="P4"><text:soft-page-break/>Spring By Henry Howard.</text:p>
      <text:h text:style-name="P15" text:outline-level="2"><text:bookmark-start text:name="sonnet-54-by-edmund-spenser"/>Sonnet 54 By Edmund Spenser<text:bookmark-end text:name="sonnet-54-by-edmund-spenser"/></text:h>
      <text:p text:style-name="P4">Edmund uses the stage image in this poem describing life as a theater, his love is the audience, and he is the actor.</text:p>
      <text:p text:style-name="P7">He describe his love as a harsh and cold (senseless stone), because when he preforms comedy she mocks him, when he preforms tragedy she laughs at him.</text:p>
      <text:list text:style-name="L33">
        <text:list-item>
          <text:p text:style-name="P57"><text:span text:style-name="T1">Style</text:span>: Descriptive.</text:p>
        </text:list-item>
        <text:list-item>
          <text:p text:style-name="P57"><text:span text:style-name="T1">Image</text:span>: Life as a Sea Journey.</text:p>
        </text:list-item>
        <text:list-item>
          <text:p text:style-name="P57"><text:span text:style-name="T1">Tone</text:span>: Depressed.</text:p>
        </text:list-item>
      </text:list>
      <text:h text:style-name="P12" text:outline-level="1"><text:bookmark-start text:name="walter-raleigh"/>Walter Raleigh<text:bookmark-end text:name="walter-raleigh"/></text:h>
      <text:p text:style-name="P4"><text:span text:style-name="T1">Parody</text:span>: Is a poem which gives a comic imitation of another work for a satirical purposes.</text:p>
      <text:p text:style-name="P7">When poets uses Parody to critique another poem, they use the same rhyme, the same stanza lines, and the same metre.</text:p>
      <text:h text:style-name="P15" text:outline-level="2"><text:bookmark-start text:name="what-is-our-life-by-walter-raleigh"/>What is our Life By Walter Raleigh<text:bookmark-end text:name="what-is-our-life-by-walter-raleigh"/></text:h>
      <text:p text:style-name="P4">In this poem Walter compares life to a theater, it is a full depiction of stage life, where he depicts life to a comedy, our mothers womb is the changing room, the happy times is the music that happens between scenes, god is the wise and fair spectator (audience), the grave is the curtains when the play is done.</text:p>
      <text:p text:style-name="P7"><text:span text:style-name="T5">This poem is not about courtly love</text:span> unlike other poems in the 16th country, it is a <text:span text:style-name="T5">philosophical poem</text:span> that describes life.</text:p>
      <text:p text:style-name="P7">Walter describes life as a ridicules play, happiness comes at short intervals, and we are marching to one thing; death which is the only serious thing.</text:p>
      <text:list text:style-name="L34">
        <text:list-item>
          <text:p text:style-name="P58"><text:span text:style-name="T1">Theme</text:span>: Philosophical.</text:p>
        </text:list-item>
        <text:list-item>
          <text:p text:style-name="P58"><text:span text:style-name="T1">Style</text:span>: Metaphorical.</text:p>
        </text:list-item>
        <text:list-item>
          <text:p text:style-name="P58"><text:span text:style-name="T1">Tone</text:span>: Pessimistic, Desperate.</text:p>
        </text:list-item>
        <text:list-item>
          <text:p text:style-name="P58"><text:span text:style-name="T1">Image</text:span>: Life as a Stage.</text:p>
        </text:list-item>
      </text:list>
      <text:h text:style-name="P15" text:outline-level="2"><text:bookmark-start text:name="the-nymphs-reply-to-the-shepherd-by-walter-raleigh"/>The Nymph’s Reply to the Shepherd By Walter Raleigh<text:bookmark-end text:name="the-nymphs-reply-to-the-shepherd-by-walter-raleigh"/></text:h>
      <text:p text:style-name="P4">In this poem Walter replies to Marlowe’s poem The Passionate Shepherd to his love, he gives a realistic view of the country side, saying that when the <text:soft-page-break/>night comes the cold and the cares comes with it, the birds hide, the gown, shoes, cap, and the bed of roses will all be broken and forgotten.</text:p>
      <text:p text:style-name="P7">Walter tries to paint an image of the real life of the country side, speaking through a nymph, replying to each description of Marlowe’s poem, in the couplet the Nymph conclude that if youth and happiness is eternal then <text:span text:style-name="T9">maybe</text:span> she might love him.</text:p>
      <text:p text:style-name="P8"><text:span text:style-name="T1">Q</text:span><text:span text:style-name="T27">/</text:span><text:span text:style-name="T1"> Difference between Nature poetry and Pastoral poetry</text:span>?</text:p>
      <text:p text:style-name="P7">Nature Poetry: Talks about the nature that is not touched by man.</text:p>
      <text:p text:style-name="P7">Pastoral Poetry: Talks about man made nature.</text:p>
      <text:h text:style-name="P12" text:outline-level="1"><text:bookmark-start text:name="christopher-marlowe"/>Christopher Marlowe<text:bookmark-end text:name="christopher-marlowe"/></text:h>
      <text:p text:style-name="P4"><text:span text:style-name="T1">Blank verse</text:span>: Poetry written with regular metrical but unrhymed lines, usually in iambic pentameter.</text:p>
      <text:p text:style-name="P7"><text:span text:style-name="T7">Christopher Marlowe</text:span> was the earliest to use <text:span text:style-name="T7">blank verse</text:span> in the 16th country.</text:p>
      <text:p text:style-name="P7"><text:span text:style-name="T1">Pastoral Poetry</text:span>: Poetry which focuses on the simple country side life of shepherds and rustic people.</text:p>
      <text:h text:style-name="P15" text:outline-level="2"><text:bookmark-start text:name="the-passionate-shepherd-to-his-love"/>The Passionate Shepherd to his Love<text:bookmark-end text:name="the-passionate-shepherd-to-his-love"/></text:h>
      <text:p text:style-name="P4">In this poem the Shepherd invites his love to come live with him, he tries to convince her with an idealized picture of the country side, given an unrealistic offers.</text:p>
      <text:list text:style-name="L35">
        <text:list-item>
          <text:p text:style-name="P59"><text:span text:style-name="T1">Tone</text:span>: Dreamy.</text:p>
        </text:list-item>
        <text:list-item>
          <text:p text:style-name="P59"><text:span text:style-name="T1">Theme</text:span>: Courtly Love.</text:p>
        </text:list-item>
        <text:list-item>
          <text:p text:style-name="P59"><text:span text:style-name="T1">Style</text:span>: Simple,Direct.</text:p>
        </text:list-item>
      </text:list>
      <text:p text:style-name="P4">This poem was written in blank verse, meaning it has no rhy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iri" svg:font-family="Amiri" style:font-pitch="variable"/>
    <style:font-face style:name="Amulya" svg:font-family="Amulya" style:font-pitch="variable"/>
    <style:font-face style:name="Arial" svg:font-family="Arial" style:font-family-generic="swiss" style:font-pitch="variable"/>
    <style:font-face style:name="Courier New" svg:font-family="'Courier New'" style:font-family-generic="modern" style:font-pitch="fixed"/>
    <style:font-face style:name="Gambetta" svg:font-family="Gambetta"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Open Sans" svg:font-family="'Open Sans'" style:font-family-generic="swiss" style:font-pitch="variable"/>
    <style:font-face style:name="OpenSymbol" svg:font-family="OpenSymbol" style:font-charset="x-symbol"/>
    <style:font-face style:name="StarSymbol" svg:font-family="StarSymbol"/>
    <style:font-face style:name="Synonym" svg:font-family="Synony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3in" fo:margin-right="1.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Sixteenth Century Poetry</dc:title>
    <dc:description/>
    <dc:subject/>
    <meta:keyword/>
    <meta:initial-creator/>
    <meta:creation-date>2024-12-14T09:41:14Z</meta:creation-date>
    <dc:date>2024-12-14T15:44:04.081054189</dc:date>
    <meta:editing-duration>PT3H21S</meta:editing-duration>
    <meta:editing-cycles>75</meta:editing-cycles>
    <meta:print-date>2024-12-14T15:45:06.800807631</meta:print-date>
    <meta:printed-by>PDF files</meta:printed-by>
    <meta:document-statistic meta:table-count="1" meta:image-count="0" meta:object-count="0" meta:page-count="11" meta:paragraph-count="236" meta:word-count="2927" meta:character-count="16215" meta:non-whitespace-character-count="13599"/>
    <meta:user-defined meta:name="fontsize">13pt</meta:user-defined>
    <meta:user-defined meta:name="geometry">left=3cm,right=3cm</meta:user-defined>
  </office:meta>
</office:document-meta>
</file>